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698708" table:style-name="ce3">
            <text:p>69870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xford CCTV</text:p>
          </table:table-cell>
          <table:table-cell office:value-type="date" office:date-value="2024-01-15T00:00:00" table:style-name="ce5">
            <text:p>15-Jan-24</text:p>
          </table:table-cell>
          <table:table-cell office:value-type="string" table:style-name="ce4">
            <text:p>Out of Force</text:p>
          </table:table-cell>
          <table:table-cell office:value-type="float" office:value="5.4" table:style-name="ce6">
            <text:p>5.4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98714" table:style-name="ce3">
            <text:p>69871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POG</text:p>
          </table:table-cell>
          <table:table-cell office:value-type="date" office:date-value="2024-01-16T00:00:00" table:style-name="ce5">
            <text:p>16-Jan-24</text:p>
          </table:table-cell>
          <table:table-cell office:value-type="string" table:style-name="ce4">
            <text:p>Out of Force</text:p>
          </table:table-cell>
          <table:table-cell office:value-type="float" office:value="2.8" table:style-name="ce6">
            <text:p>2.8</text:p>
          </table:table-cell>
          <table:table-cell office:value-type="string" table:style-name="ce4">
            <text:p>Public Transport</text:p>
          </table:table-cell>
          <table:table-cell office:value-type="string" table:style-name="ce4">
            <text:p>Train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98712" table:style-name="ce3">
            <text:p>69871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POG</text:p>
          </table:table-cell>
          <table:table-cell office:value-type="date" office:date-value="2024-01-16T00:00:00" table:style-name="ce5">
            <text:p>16-Jan-24</text:p>
          </table:table-cell>
          <table:table-cell office:value-type="string" table:style-name="ce4">
            <text:p>Out of Force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98716" table:style-name="ce3">
            <text:p>69871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rotect &amp; Serve</text:p>
          </table:table-cell>
          <table:table-cell office:value-type="date" office:date-value="2024-01-18T00:00:00" table:style-name="ce5">
            <text:p>18-Jan-24</text:p>
          </table:table-cell>
          <table:table-cell office:value-type="string" table:style-name="ce4">
            <text:p>Out of Force</text:p>
          </table:table-cell>
          <table:table-cell office:value-type="float" office:value="2.9" table:style-name="ce6">
            <text:p>2.9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98717" table:style-name="ce3">
            <text:p>69871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asis Partnership</text:p>
          </table:table-cell>
          <table:table-cell office:value-type="date" office:date-value="2024-01-19T00:00:00" table:style-name="ce5">
            <text:p>19-Jan-24</text:p>
          </table:table-cell>
          <table:table-cell office:value-type="string" table:style-name="ce4">
            <text:p>Out of Force</text:p>
          </table:table-cell>
          <table:table-cell office:value-type="float" office:value="2.4" table:style-name="ce6">
            <text:p>2.4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98719" table:style-name="ce3">
            <text:p>69871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tail Crime Launch</text:p>
          </table:table-cell>
          <table:table-cell office:value-type="date" office:date-value="2024-01-22T00:00:00" table:style-name="ce5">
            <text:p>22-Jan-24</text:p>
          </table:table-cell>
          <table:table-cell office:value-type="string" table:style-name="ce4">
            <text:p>Out of Force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3">
          <table:table-cell office:value-type="float" office:value="698723" table:style-name="ce3">
            <text:p>69872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ir Keir Starmer</text:p>
            <text:p>Princes Risborough U3A</text:p>
          </table:table-cell>
          <table:table-cell office:value-type="date" office:date-value="2024-01-25T00:00:00" table:style-name="ce5">
            <text:p>25-Jan-24</text:p>
          </table:table-cell>
          <table:table-cell office:value-type="string" table:style-name="ce4">
            <text:p>Out of Force</text:p>
          </table:table-cell>
          <table:table-cell office:value-type="float" office:value="1.2" table:style-name="ce6">
            <text:p>1.2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3">
          <table:table-cell office:value-type="float" office:value="698722" table:style-name="ce3">
            <text:p>69872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ir Keir Starmer</text:p>
            <text:p>Princes Risborough U3A</text:p>
          </table:table-cell>
          <table:table-cell office:value-type="date" office:date-value="2024-01-25T00:00:00" table:style-name="ce5">
            <text:p>25-Jan-24</text:p>
          </table:table-cell>
          <table:table-cell office:value-type="string" table:style-name="ce4">
            <text:p>Milton Keynes Police Station</text:p>
          </table:table-cell>
          <table:table-cell office:value-type="float" office:value="1.4" table:style-name="ce6">
            <text:p>1.4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98725" table:style-name="ce3">
            <text:p>69872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K CCTV</text:p>
          </table:table-cell>
          <table:table-cell office:value-type="date" office:date-value="2024-01-29T00:00:00" table:style-name="ce5">
            <text:p>29-Jan-24</text:p>
          </table:table-cell>
          <table:table-cell office:value-type="string" table:style-name="ce4">
            <text:p>Milton Keynes Police Station</text:p>
          </table:table-cell>
          <table:table-cell office:value-type="float" office:value="1.2" table:style-name="ce6">
            <text:p>1.2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98728" table:style-name="ce3">
            <text:p>69872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akeholder visits</text:p>
          </table:table-cell>
          <table:table-cell office:value-type="date" office:date-value="2024-02-06T00:00:00" table:style-name="ce5">
            <text:p>06-Feb-24</text:p>
          </table:table-cell>
          <table:table-cell office:value-type="string" table:style-name="ce4">
            <text:p>Out of Force</text:p>
          </table:table-cell>
          <table:table-cell office:value-type="float" office:value="2.5" table:style-name="ce6">
            <text:p>2.5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98730" table:style-name="ce3">
            <text:p>69873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 General Meeting</text:p>
          </table:table-cell>
          <table:table-cell office:value-type="date" office:date-value="2024-02-07T00:00:00" table:style-name="ce5">
            <text:p>07-Feb-24</text:p>
          </table:table-cell>
          <table:table-cell office:value-type="string" table:style-name="ce4">
            <text:p>Out of Force</text:p>
          </table:table-cell>
          <table:table-cell office:value-type="float" office:value="42.3" table:style-name="ce6">
            <text:p>42.3</text:p>
          </table:table-cell>
          <table:table-cell office:value-type="string" table:style-name="ce4">
            <text:p>Public Transport</text:p>
          </table:table-cell>
          <table:table-cell office:value-type="string" table:style-name="ce4">
            <text:p>Train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98729" table:style-name="ce3">
            <text:p>69872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 General Meeting</text:p>
          </table:table-cell>
          <table:table-cell office:value-type="date" office:date-value="2024-02-07T00:00:00" table:style-name="ce5">
            <text:p>07-Feb-24</text:p>
          </table:table-cell>
          <table:table-cell office:value-type="string" table:style-name="ce4">
            <text:p>Out of Force</text:p>
          </table:table-cell>
          <table:table-cell office:value-type="float" office:value="6.9" table:style-name="ce6">
            <text:p>6.9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98731" table:style-name="ce3">
            <text:p>69873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akeholder visits</text:p>
          </table:table-cell>
          <table:table-cell office:value-type="date" office:date-value="2024-02-09T00:00:00" table:style-name="ce5">
            <text:p>09-Feb-24</text:p>
          </table:table-cell>
          <table:table-cell office:value-type="string" table:style-name="ce4">
            <text:p>Milton Keynes Police Station</text:p>
          </table:table-cell>
          <table:table-cell office:value-type="float" office:value="3.7" table:style-name="ce6">
            <text:p>3.7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7">
            <text:p>2</text:p>
          </table:table-cell>
          <table:table-cell office:value-type="float" office:value="2024" table:style-name="ce7">
            <text:p>2024</text:p>
          </table:table-cell>
          <table:table-cell table:number-columns-repeated="1637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d Victoria</meta:initial-creator>
    <dc:creator>Roberts, Charlotte (C7904)</dc:creator>
    <meta:creation-date>2024-02-14T15:36:01Z</meta:creation-date>
    <dc:date>2024-02-16T12:01:57Z</dc:date>
    <meta:print-date>2024-02-16T12:00:46Z</meta:print-date>
  </office:meta>
</office:document-meta>
</file>